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85H07M00S" calcext:value-type="time">
            <text:p>85:07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/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/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table:style-name="Default"/>
          <table:table-cell/>
          <table:table-cell table:formula="of:=[.C57]-[.B57]" office:value-type="time" office:time-value="-PT12H40M00S" calcext:value-type="time">
            <text:p>-12:4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8]-[.B5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9]-[.B5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0]-[.B6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0:10:33.1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7T12:44:27.280000000</dc:date>
    <meta:editing-duration>P6DT22H45M9S</meta:editing-duration>
    <meta:editing-cycles>133</meta:editing-cycles>
    <meta:generator>LibreOffice/7.2.5.2$Windows_X86_64 LibreOffice_project/499f9727c189e6ef3471021d6132d4c694f357e5</meta:generator>
    <meta:document-statistic meta:table-count="1" meta:cell-count="294" meta:object-count="0"/>
  </office:meta>
</office:document-meta>
</file>